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nOptMax.add(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nOptMax.add( MinOptMax op1 , MinOptMax op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nOptMax.isNonZer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nOptMax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inOptMax.subtract( MinOptMax op1 , MinOptMax op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nOptMax.MinOptMax( MinOptMax 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nOptMax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inOptMax.add( int min , int opt ,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nOptMax.MinOpt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nOptMax.isElasti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nOptMax.multiply( MinOptMax op1 , double m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nOptMax.MinOptMax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nOptMax.add( MinOptMax 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nOptMax.subtract( MinOptMax 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nOptMax.MinOptMax( int min , int opt ,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